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3cm"/>
    </style:style>
    <style:style style:name="co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di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is the heart’s function?</text:p>
          </table:table-cell>
          <table:table-cell office:value-type="string" calcext:value-type="string">
            <text:p>It is to pump blo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 it ok to swim directly after having eaten?</text:p>
          </table:table-cell>
          <table:table-cell office:value-type="string" calcext:value-type="string">
            <text:p>It is not advisable because the digestion could sto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w many teeth does an adult have?</text:p>
          </table:table-cell>
          <table:table-cell office:value-type="string" calcext:value-type="string">
            <text:p>An adult should have 32 tee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Frage 10.1 </text:span>Eine phänotypisch unauffällige Frau besitzt in allen Zellen eine D/G Translokation 14/21; der Mann hat einen normalen Chromosomensatz von 46, XY. Wie hoch ist in dieser Ehe das Risiko für ein Kind mit Down-Syndrom?</text:p>
          </table:table-cell>
          <table:table-cell office:value-type="string" calcext:value-type="string">
            <text:p><text:span text:style-name="T1">Lösung 10.1</text:span> Etwa 10% (Dies ist eine auf empirischen Daten beruhende Angabe, die nicht errechnet werden kann, sondern deren Größenordnung wiedererkannt werden muss. Wäre hingegen der Vater Träger einer Translokation 14/21, so läge das Risiko für ein Kind mit Down-Syndrom unter 5%. Sollte jedoch einer der Eltern (Mutter oder Vater) Träger einer Translokation 21/21 sein, so wäre das Risiko 100%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.00.0000</text:date>, <text:time style:data-style-name="N2" text:time-value="18:50:06.205814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9T12:57:08.941655100</meta:creation-date>
    <dc:date>2025-05-07T10:17:33.048965600</dc:date>
    <meta:editing-duration>P3DT14H54M56S</meta:editing-duration>
    <meta:editing-cycles>8</meta:editing-cycles>
    <meta:generator>LibreOffice/25.2.2.2$Windows_X86_64 LibreOffice_project/7370d4be9e3cf6031a51beef54ff3bda878e3fac</meta:generator>
    <meta:document-statistic meta:table-count="1" meta:cell-count="15" meta:object-count="0"/>
  </office:meta>
</office:document-meta>
</file>